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4.207cm" style:rel-column-width="16205*"/>
    </style:style>
    <style:style style:name="Tableau1.B" style:family="table-column">
      <style:table-column-properties style:column-width="4.293cm" style:rel-column-width="16538*"/>
    </style:style>
    <style:style style:name="Tableau1.C" style:family="table-column">
      <style:table-column-properties style:column-width="4.249cm" style:rel-column-width="16368*"/>
    </style:style>
    <style:style style:name="Tableau1.D" style:family="table-column">
      <style:table-column-properties style:column-width="4.263cm" style:rel-column-width="16424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11" style:family="table-row">
      <style:table-row-properties style:min-row-height="0.762cm"/>
    </style:style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24pt" style:text-underline-style="solid" style:text-underline-width="auto" style:text-underline-color="font-color" style:font-size-asian="24pt" style:font-size-complex="24pt"/>
    </style:style>
    <style:style style:name="P7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9" style:family="paragraph" style:parent-style-name="Standard">
      <style:text-properties fo:color="#ff0000" fo:font-size="12pt" style:font-size-asian="10.5pt" style:font-size-complex="12pt"/>
    </style:style>
    <style:style style:name="P10" style:family="paragraph" style:parent-style-name="Standard">
      <style:text-properties fo:color="#3333ff" fo:font-size="12pt" fo:font-weight="bold" style:font-size-asian="10.5pt" style:font-weight-asian="bold" style:font-size-complex="12pt" style:font-weight-complex="bold"/>
    </style:style>
    <style:style style:name="P11" style:family="paragraph" style:parent-style-name="Text_20_body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P12" style:family="paragraph" style:parent-style-name="Table_20_Contents">
      <style:text-properties fo:font-size="12pt" style:font-size-asian="10.5pt" style:font-size-complex="12pt"/>
    </style:style>
    <style:style style:name="P13" style:family="paragraph" style:parent-style-name="Table_20_Contents">
      <style:text-properties fo:font-size="12pt" fo:font-weight="bold" style:font-size-asian="10.5pt" style:font-weight-asian="bold" style:font-size-complex="12pt" style:font-weight-complex="bold"/>
    </style:style>
    <style:style style:name="P14" style:family="paragraph" style:parent-style-name="Table_20_Contents">
      <style:text-properties fo:color="#ff0000" fo:font-size="12pt" style:font-size-asian="10.5pt" style:font-size-complex="12pt"/>
    </style:style>
    <style:style style:name="P15" style:family="paragraph" style:parent-style-name="Table_20_Contents">
      <style:text-properties fo:color="#000000" fo:font-size="12pt" style:text-underline-style="none" fo:font-weight="bold" style:font-size-asian="10.5pt" style:font-weight-asian="bold" style:font-size-complex="12pt" style:font-weight-complex="bold"/>
    </style:style>
    <style:style style:name="P16" style:family="paragraph" style:parent-style-name="First_20_line_20_indent">
      <style:paragraph-properties fo:margin-left="0cm" fo:margin-right="0cm" fo:text-indent="0cm" style:auto-text-indent="false"/>
      <style:text-properties fo:font-size="12pt" style:font-size-asian="10.5pt" style:font-size-complex="12pt"/>
    </style:style>
    <style:style style:name="P17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font-size-asian="10.5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3333ff"/>
    </style:style>
    <style:style style:name="T4" style:family="text">
      <style:text-properties fo:color="#3333ff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pécifications fonctionnelles</text:p>
      <text:p text:style-name="Standard"/>
      <text:p text:style-name="P11">Objet</text:p>
      <text:p text:style-name="P16">Le but de ce projet orienté Web est de proposer un service de petites annonces de ventes d'animaux domestiques.</text:p>
      <text:p text:style-name="P16">Des entreprises et des professionnels (principalement issue du domaine de l'animalerie) pourront proposer des annonces à destination des particuliers (clients) inscrits sur le site.</text:p>
      <text:p text:style-name="P16">Un ou plusieurs administrateurs peuvent créer des comptes pro à la demande des professionels et sont en charge de modérer le contenu du site. </text:p>
      <text:p text:style-name="P1"/>
      <text:p text:style-name="P1"/>
      <text:p text:style-name="P6">Les fonctionnalités principales</text:p>
      <text:p text:style-name="P2"/>
      <text:p text:style-name="P1">On distingue 4 types d'utilisateurs:</text:p>
      <text:p text:style-name="P1">-les visiteurs (qui ne sont pas identifés)</text:p>
      <text:p text:style-name="P1">-les clients (connectés à un compte client)</text:p>
      <text:p text:style-name="P1">-les professionels(connectés à un compte pro)</text:p>
      <text:p text:style-name="P1">-les administrateurs(connectés à un compte admin)</text:p>
      <text:p text:style-name="P1"/>
      <text:p text:style-name="P1"/>
      <text:p text:style-name="P1">Tableau des fonctionnalités (l'admin a accès à toutes les fonctionnalités sauf "Passer Commande")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2">fonctionnalités</text:p>
          </table:table-cell>
          <table:table-cell table:style-name="Tableau1.A1" office:value-type="string">
            <text:p text:style-name="P12">descriptions</text:p>
          </table:table-cell>
          <table:table-cell table:style-name="Tableau1.A1" office:value-type="string">
            <text:p text:style-name="P12">Priorités (1&gt;2&gt;3)</text:p>
          </table:table-cell>
          <table:table-cell table:style-name="Tableau1.D1" office:value-type="string">
            <text:p text:style-name="P12">Niveau de privilège</text:p>
          </table:table-cell>
        </table:table-row>
        <table:table-row>
          <table:table-cell table:style-name="Tableau1.A2" office:value-type="string">
            <text:p text:style-name="P12">F1</text:p>
          </table:table-cell>
          <table:table-cell table:style-name="Tableau1.A2" office:value-type="string">
            <text:p text:style-name="P15">Création compte client</text:p>
          </table:table-cell>
          <table:table-cell table:style-name="Tableau1.A2" office:value-type="string">
            <text:p text:style-name="P12">Priorité 1 </text:p>
          </table:table-cell>
          <table:table-cell table:style-name="Tableau1.D2" office:value-type="string">
            <text:p text:style-name="P12">visiteur</text:p>
          </table:table-cell>
        </table:table-row>
        <table:table-row>
          <table:table-cell table:style-name="Tableau1.A2" office:value-type="string">
            <text:p text:style-name="P12">F2</text:p>
          </table:table-cell>
          <table:table-cell table:style-name="Tableau1.A2" office:value-type="string">
            <text:p text:style-name="P13">Gestion compte client</text:p>
          </table:table-cell>
          <table:table-cell table:style-name="Tableau1.A2" office:value-type="string">
            <text:p text:style-name="P12">Priorité 1</text:p>
          </table:table-cell>
          <table:table-cell table:style-name="Tableau1.D2" office:value-type="string">
            <text:p text:style-name="P12">client</text:p>
          </table:table-cell>
        </table:table-row>
        <table:table-row>
          <table:table-cell table:style-name="Tableau1.A2" office:value-type="string">
            <text:p text:style-name="P12">F3</text:p>
          </table:table-cell>
          <table:table-cell table:style-name="Tableau1.A2" office:value-type="string">
            <text:p text:style-name="P13">Consultation Annonces</text:p>
          </table:table-cell>
          <table:table-cell table:style-name="Tableau1.A2" office:value-type="string">
            <text:p text:style-name="P12">Priorité 1</text:p>
          </table:table-cell>
          <table:table-cell table:style-name="Tableau1.D2" office:value-type="string">
            <text:p text:style-name="P12">visiteur,client</text:p>
          </table:table-cell>
        </table:table-row>
        <table:table-row>
          <table:table-cell table:style-name="Tableau1.A2" office:value-type="string">
            <text:p text:style-name="P12">F4</text:p>
          </table:table-cell>
          <table:table-cell table:style-name="Tableau1.A2" office:value-type="string">
            <text:p text:style-name="P13">Recherche Annonces</text:p>
          </table:table-cell>
          <table:table-cell table:style-name="Tableau1.A2" office:value-type="string">
            <text:p text:style-name="P12">Priorité 1</text:p>
          </table:table-cell>
          <table:table-cell table:style-name="Tableau1.D2" office:value-type="string">
            <text:p text:style-name="P12">visiteur,client</text:p>
          </table:table-cell>
        </table:table-row>
        <table:table-row>
          <table:table-cell table:style-name="Tableau1.A2" office:value-type="string">
            <text:p text:style-name="P12">F5</text:p>
          </table:table-cell>
          <table:table-cell table:style-name="Tableau1.A2" office:value-type="string">
            <text:p text:style-name="P13">Recherche Avancée</text:p>
          </table:table-cell>
          <table:table-cell table:style-name="Tableau1.A2" office:value-type="string">
            <text:p text:style-name="P12">Priorité 2</text:p>
          </table:table-cell>
          <table:table-cell table:style-name="Tableau1.D2" office:value-type="string">
            <text:p text:style-name="P12">visiteur,client</text:p>
          </table:table-cell>
        </table:table-row>
        <table:table-row>
          <table:table-cell table:style-name="Tableau1.A2" office:value-type="string">
            <text:p text:style-name="P12">F6</text:p>
          </table:table-cell>
          <table:table-cell table:style-name="Tableau1.A2" office:value-type="string">
            <text:p text:style-name="P13">Passer Commande</text:p>
          </table:table-cell>
          <table:table-cell table:style-name="Tableau1.A2" office:value-type="string">
            <text:p text:style-name="P12">Priorité 1</text:p>
          </table:table-cell>
          <table:table-cell table:style-name="Tableau1.D2" office:value-type="string">
            <text:p text:style-name="P12">client</text:p>
          </table:table-cell>
        </table:table-row>
        <table:table-row>
          <table:table-cell table:style-name="Tableau1.A2" office:value-type="string">
            <text:p text:style-name="P12">F7</text:p>
          </table:table-cell>
          <table:table-cell table:style-name="Tableau1.A2" office:value-type="string">
            <text:p text:style-name="P13">Gestion Commande</text:p>
          </table:table-cell>
          <table:table-cell table:style-name="Tableau1.A2" office:value-type="string">
            <text:p text:style-name="P12">Priorité 1</text:p>
          </table:table-cell>
          <table:table-cell table:style-name="Tableau1.D2" office:value-type="string">
            <text:p text:style-name="P12">client,pro</text:p>
          </table:table-cell>
        </table:table-row>
        <table:table-row>
          <table:table-cell table:style-name="Tableau1.A2" office:value-type="string">
            <text:p text:style-name="P12">F8</text:p>
          </table:table-cell>
          <table:table-cell table:style-name="Tableau1.A2" office:value-type="string">
            <text:p text:style-name="P13">Gestion Annonce</text:p>
          </table:table-cell>
          <table:table-cell table:style-name="Tableau1.A2" office:value-type="string">
            <text:p text:style-name="P12">Priorité 1</text:p>
          </table:table-cell>
          <table:table-cell table:style-name="Tableau1.D2" office:value-type="string">
            <text:p text:style-name="P12">pro</text:p>
          </table:table-cell>
        </table:table-row>
        <table:table-row>
          <table:table-cell table:style-name="Tableau1.A2" office:value-type="string">
            <text:p text:style-name="P12">F9</text:p>
          </table:table-cell>
          <table:table-cell table:style-name="Tableau1.A2" office:value-type="string">
            <text:p text:style-name="P13">Gestion compte pro</text:p>
          </table:table-cell>
          <table:table-cell table:style-name="Tableau1.A2" office:value-type="string">
            <text:p text:style-name="P12">Priorité 2</text:p>
          </table:table-cell>
          <table:table-cell table:style-name="Tableau1.D2" office:value-type="string">
            <text:p text:style-name="P12">pro</text:p>
          </table:table-cell>
        </table:table-row>
        <table:table-row table:style-name="Tableau1.11">
          <table:table-cell table:style-name="Tableau1.A2" office:value-type="string">
            <text:p text:style-name="P12">F10</text:p>
          </table:table-cell>
          <table:table-cell table:style-name="Tableau1.A2" office:value-type="string">
            <text:p text:style-name="P13">Création compte pro</text:p>
          </table:table-cell>
          <table:table-cell table:style-name="Tableau1.A2" office:value-type="string">
            <text:p text:style-name="P12">Priorité 1</text:p>
          </table:table-cell>
          <table:table-cell table:style-name="Tableau1.D2" office:value-type="string">
            <text:p text:style-name="P14">admin uniquement</text:p>
          </table:table-cell>
        </table:table-row>
        <table:table-row table:style-name="Tableau1.11">
          <table:table-cell table:style-name="Tableau1.A2" office:value-type="string">
            <text:p text:style-name="P12">F11</text:p>
          </table:table-cell>
          <table:table-cell table:style-name="Tableau1.A2" office:value-type="string">
            <text:p text:style-name="P13">Historique</text:p>
          </table:table-cell>
          <table:table-cell table:style-name="Tableau1.A2" office:value-type="string">
            <text:p text:style-name="P12">Priorité 3</text:p>
          </table:table-cell>
          <table:table-cell table:style-name="Tableau1.D2" office:value-type="string">
            <text:p text:style-name="P14">admin uniquement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7"><text:soft-page-break/>Description des fonctionnalités:</text:p>
      <text:p text:style-name="P1"/>
      <text:p text:style-name="P1"><text:span text:style-name="T4">F1-Création compte client:</text:span> </text:p>
      <text:p text:style-name="P1">Les visiteurs peuvent créer un compte client pour se connecter au site.</text:p>
      <text:p text:style-name="P1">Pour créer un compte client, les visiteurs cliquent sur un bouton<text:span text:style-name="T2"> "s'inscrire"</text:span>.</text:p>
      <text:p text:style-name="P1">Un formulaire s'affiche alors et demande au client de renseigner les informations suivantes:</text:p>
      <text:p text:style-name="P1"/>
      <text:p text:style-name="P1">-identifiant (UNIQUE,alphanumérique, taille max 32, obligatoire)</text:p>
      <text:p text:style-name="P1">-motdepasse (taille max 32, obligatoire)</text:p>
      <text:p text:style-name="P1">-Nom (alphabétique, taille max 32, obligatoire)</text:p>
      <text:p text:style-name="P1">-Prénom(alphabétique, taille max 32, obligatoire)</text:p>
      <text:p text:style-name="P1">-numéro de téléphone(numérique, taille max 10, facultatif)</text:p>
      <text:p text:style-name="P1">-adresse MAIL(alphanumérique, facultatif)</text:p>
      <text:p text:style-name="P1"/>
      <text:p text:style-name="P1">en bas du formulaire se trouvent deux boutons <text:span text:style-name="T2">"Annuler" et " Valider inscription" <text:s text:c="12"/></text:span></text:p>
      <text:p text:style-name="P5"/>
      <text:p text:style-name="P1"><text:span text:style-name="T1">Lorqu'il a renseigné tous les champs, l'utilisateurs clique sur </text:span><text:span text:style-name="T2">"Valider l'inscription".</text:span></text:p>
      <text:p text:style-name="P1">Si la création de compte est un succès un message s'affiche pour informer l'utilisateur.</text:p>
      <text:p text:style-name="P1">Si la création de compte est un échec un message s'affiche pour informer l'utilisateur lui indiquant pourquoi.</text:p>
      <text:p text:style-name="P1"/>
      <text:p text:style-name="P1">L'identifiant sert de pseudo (ils ne peut pas y avoir deux compte avec le même pseudo)</text:p>
      <text:p text:style-name="P9">L'administateur à accès à ce même menu via un bouton "Créer un compte client "</text:p>
      <text:p text:style-name="P1"/>
      <text:p text:style-name="P1"/>
      <text:p text:style-name="P1"><text:span text:style-name="T4">F2-Gestion compte client:</text:span> </text:p>
      <text:p text:style-name="P1">Les clients peuvent modifier les informations relatives à leur compte (mot de passe,adresse mail etc...) ou supprimer leur compte. </text:p>
      <text:p text:style-name="P1">Lorsqu'un client (une fois connecté sur le site) souhaite modifier les informations relatives à son compte, il clique sur un bouton <text:span text:style-name="T2">"modifier mon compte"</text:span>.</text:p>
      <text:p text:style-name="P1"/>
      <text:p text:style-name="P9">L'administrateur à accès à ce menu via un bouton "Modifier un compte"</text:p>
      <text:p text:style-name="P9">Un formulaire s'affiche et lui demande alors de saisir l'identifiant du compte qu'il souhaite modifier"</text:p>
      <text:p text:style-name="P1"/>
      <text:p text:style-name="P1">Un bloc s'affiche alors avec les informations modifiables.</text:p>
      <text:p text:style-name="P1"/>
      <text:p text:style-name="P1">-motdepasse : <text:span text:style-name="T2">son motdepasse</text:span> (taille max 32, obligatoire)</text:p>
      <text:p text:style-name="P1">-Nom: <text:span text:style-name="T2">son nom</text:span> (alphabétique, taille max 32, obligatoire)</text:p>
      <text:p text:style-name="P1">-Prénom: <text:span text:style-name="T2">son prénom</text:span>(alphabétique, taille max 32, obligatoire)</text:p>
      <text:p text:style-name="P1">-numéro de téléphone: <text:span text:style-name="T2">son numéro de téléphone</text:span>(numérique, taille max 10, facultatif)</text:p>
      <text:p text:style-name="P1">-adresse MAIL: <text:span text:style-name="T2">son adresse mail</text:span>(alphanumérique, facultatif)</text:p>
      <text:p text:style-name="P1">-adresse POSTALE: s<text:span text:style-name="T2">on adresse postale</text:span>(alphanumérique, facultatif)</text:p>
      <text:p text:style-name="P1"/>
      <text:p text:style-name="P1">à coté de chaque champ se trouve un bouton <text:span text:style-name="T2">"modifier"</text:span> permettant au client de modifier un champ précis.</text:p>
      <text:p text:style-name="P1">En bas du formulaire se trouves deux boutons<text:span text:style-name="T2"> "Annuler"</text:span> et <text:span text:style-name="T2">"Valider les modifations"</text:span></text:p>
      <text:p text:style-name="P1">Une fois les modifications effectuées, le client doit cliquer sur un bouton "Valider les modifications"</text:p>
      <text:p text:style-name="P1">en bas du formulaire.</text:p>
      <text:p text:style-name="P1"/>
      <text:p text:style-name="P1">Il y a aussi un bouton <text:span text:style-name="T2">"supprimer mon compte" </text:span><text:span text:style-name="T1">qui apres une boite de dialogue de confirmation,supprime définitivement le compte.</text:span></text:p>
      <text:p text:style-name="P1">Si il ne souhaite pas appliquer les modifications, le client clique sur le bouton <text:span text:style-name="T2">"Annuler"</text:span> et est <text:soft-page-break/>redirigé vers la page d'acceuil du site.</text:p>
      <text:p text:style-name="P1"/>
      <text:p text:style-name="P1">Si la modification de compte est un succès un message s'affiche pour informer l'utilisateur.</text:p>
      <text:p text:style-name="P1">Si la modification de compte est un échec un message s'affiche pour informer l'utilisateur lui indiquant pourquoi.</text:p>
      <text:p text:style-name="P1"/>
      <text:p text:style-name="P1"><text:span text:style-name="T4">F3-Consultation Annonces:</text:span><text:span text:style-name="T3"> </text:span></text:p>
      <text:p text:style-name="P1">Les visiteurs et les clients peuvent consulter la listes des annonces proposées.</text:p>
      <text:p text:style-name="P1">La page d'acceuil du site affiche toutes les annonces répertoriées.</text:p>
      <text:p text:style-name="P1">Pour chaque annonce on affichera:</text:p>
      <text:p text:style-name="P1"/>
      <text:p text:style-name="P1">-Le numéro de l'annonce</text:p>
      <text:p text:style-name="P1">-Le titre de l'annonce</text:p>
      <text:p text:style-name="P1">-Le descriptif de l'annonce</text:p>
      <text:p text:style-name="P1">-L'auteur de l'annonce</text:p>
      <text:p text:style-name="P1">-La date de l'annonce</text:p>
      <text:p text:style-name="P1">-Le prix</text:p>
      <text:p text:style-name="P3">-Le type d'animal</text:p>
      <text:p text:style-name="P3">-La race de l'animal</text:p>
      <text:p text:style-name="P3">-Le sexe de l'animal</text:p>
      <text:p text:style-name="P1"/>
      <text:p text:style-name="P1">Si un utilisateur souhaite voir une annonce plus en detail il clique alors sur le bouton <text:span text:style-name="T2">"voir"</text:span></text:p>
      <text:p text:style-name="P3">L'annonce s'affichera donc dans un nouveau menu avec les informatons suivantes</text:p>
      <text:p text:style-name="P3"/>
      <text:p text:style-name="P3">-Le numéro de l'annonce</text:p>
      <text:p text:style-name="P1">-Le titre de l'annonce</text:p>
      <text:p text:style-name="P1">-Le descriptif de l'annonce</text:p>
      <text:p text:style-name="P1">-L'auteur de l'annonce</text:p>
      <text:p text:style-name="P1">-Le prix.</text:p>
      <text:p text:style-name="P3">-La date de l'annonce</text:p>
      <text:p text:style-name="P3">-Le type d'animal</text:p>
      <text:p text:style-name="P3">-La race de l'animal</text:p>
      <text:p text:style-name="P3">-La date de naissance de l'animal</text:p>
      <text:p text:style-name="P3">-Le sexe de l'animal</text:p>
      <text:p text:style-name="P3">-Si l'animal est tatoué</text:p>
      <text:p text:style-name="P3">-Si l'animal est pucé.</text:p>
      <text:p text:style-name="P3">-Si l'animal est stérilisé</text:p>
      <text:p text:style-name="P3"/>
      <text:p text:style-name="P3">un bouton <text:span text:style-name="T2">"Passer commande"</text:span>. (uniquement pour les clients)</text:p>
      <text:p text:style-name="P4">Un bouton <text:span text:style-name="T2">"Retour à l'acceuil".</text:span></text:p>
      <text:p text:style-name="P1"/>
      <text:p text:style-name="P1"><text:span text:style-name="T4">F4-Recherche Annonces:</text:span><text:span text:style-name="T2"> </text:span></text:p>
      <text:p text:style-name="P1">Les <text:span text:style-name="T1">visiteurs</text:span> et les clients peuvent rechercher des annonces avec un mot clé.</text:p>
      <text:p text:style-name="P1">Pour cela ils entrent un mot clé dans un champ de recherche et cliquent sur le bouton de recherche ou la touche entrée.</text:p>
      <text:p text:style-name="P1">Le site affichera alors les résultats de la recherche avec un message <text:span text:style-name="T2">"résultats de la recherche pour : (le mot clé) " </text:span><text:span text:style-name="T1">et Un bouton </text:span><text:span text:style-name="T2">"Retour à l'acceuil".</text:span></text:p>
      <text:p text:style-name="P1"/>
      <text:p text:style-name="P1">En cas de recherche infructeuse, le site affichera un message <text:span text:style-name="T2">"aucune annonce trouvée pour : (le mot clé)"</text:span></text:p>
      <text:p text:style-name="P1"/>
      <text:p text:style-name="P1"><text:span text:style-name="T4">F5-Recherche Avancée:</text:span> Les visiteur et les clients peuvent effectuer une recherche avancée se <text:soft-page-break/>basant sur différents critères (type d'animal, race, etc...).</text:p>
      <text:p text:style-name="P1">Pour cela ils clique sur un bouton "recherche avancée".</text:p>
      <text:p text:style-name="P1">S'affiche alors un menu avec les champs suvants:</text:p>
      <text:p text:style-name="P3">-Le numéro de l'annonce</text:p>
      <text:p text:style-name="P1">-Le titre de l'annonce</text:p>
      <text:p text:style-name="P1">-Le descriptif de l'annonce</text:p>
      <text:p text:style-name="P1">-L'auteur de l'annonce</text:p>
      <text:p text:style-name="P1">-Le prix.</text:p>
      <text:p text:style-name="P3">-La date de l'annonce</text:p>
      <text:p text:style-name="P3">-Le type d'animal</text:p>
      <text:p text:style-name="P3">-La race de l'animal</text:p>
      <text:p text:style-name="P3">-La date de naissance de l'animal</text:p>
      <text:p text:style-name="P3">-Le sexe de l'animal</text:p>
      <text:p text:style-name="P3">-Si l'animal est tatoué</text:p>
      <text:p text:style-name="P3">-Si l'animal est pucé.</text:p>
      <text:p text:style-name="P3">-Si l'animal est stérilisé</text:p>
      <text:p text:style-name="P1"/>
      <text:p text:style-name="P1">Un fois que l'utilisateur à rempli les champs souhaité il clique sur un bouton <text:span text:style-name="T2">"lancer la recherche"</text:span></text:p>
      <text:p text:style-name="P1">Le site affichera alors les résultats de la recherche avec un message <text:span text:style-name="T2">"résultats de la recherche"</text:span></text:p>
      <text:p text:style-name="P1">En cas de recherche infructeuse, le site affichera un message <text:span text:style-name="T2">"aucune annonce trouvée"</text:span></text:p>
      <text:p text:style-name="P5"/>
      <text:p text:style-name="P3">Dans les deux cas s'affichera un bouton <text:span text:style-name="T2">"effectuer une nouvelle recherche" </text:span>qui affichera le menu précédent si l'utilisateur clique dessus et un bouton<text:span text:style-name="T2"> "retour à l'acceuil"</text:span></text:p>
      <text:p text:style-name="P5"/>
      <text:p text:style-name="P1"><text:span text:style-name="T4">F6-Passer Commande:</text:span> </text:p>
      <text:p text:style-name="P1">Les client peuvent répondre à une annonce et effectuer une commande.</text:p>
      <text:p text:style-name="P1">Pour cela ils cliquent sur le bouton "Passer Commande" d'une annonce qu'ils sont en train de consulter.</text:p>
      <text:p text:style-name="P1"/>
      <text:p text:style-name="P1">Un message est alors envoyer au professionel conserné.</text:p>
      <text:p text:style-name="P1"/>
      <text:p text:style-name="P10">F7-Gestion Commande</text:p>
      <text:p text:style-name="P3">Le professionel et l'administrateur ont accès à un bouton <text:span text:style-name="T2">"Suivi commandes"</text:span></text:p>
      <text:p text:style-name="P3">S'affiche alors un menu avec toutes les commandes passé par l'utilisateur.</text:p>
      <text:p text:style-name="P3">Avec les informations suivantes.</text:p>
      <text:p text:style-name="P3"/>
      <text:p text:style-name="P3">-date de la commande</text:p>
      <text:p text:style-name="P3">-client de la commande</text:p>
      <text:p text:style-name="P3">-numéro de la commande</text:p>
      <text:p text:style-name="P3">-numéro de l'annonce</text:p>
      <text:p text:style-name="P3">-toutes les informations relatives à une annonce (voir F3)</text:p>
      <text:p text:style-name="P3"/>
      <text:p text:style-name="P3">Un bouton <text:span text:style-name="T2">"livré la commande"</text:span>.</text:p>
      <text:p text:style-name="P3"/>
      <text:p text:style-name="P3">Le client à accès à un bouton <text:span text:style-name="T2">"Mes commandes"</text:span></text:p>
      <text:p text:style-name="P3">il peut si il le souhaite annuler une commande qu'il a passé</text:p>
      <text:p text:style-name="P3"/>
      <text:p text:style-name="P3"/>
      <text:p text:style-name="P1"><text:span text:style-name="T4">F8-Gestion Annonces:</text:span><text:span text:style-name="T2"> </text:span>Les professionels peuvent créer,modifier,supprimer des annonces concernant des animaux domestiques.</text:p>
      <text:p text:style-name="P1"/>
      <text:p text:style-name="P1">Pour modifier ou supprimer une annonce, les professionels doivent cliquer sur le bouton <text:span text:style-name="T2">"mes </text:span><text:soft-page-break/><text:span text:style-name="T2">annonces"</text:span> pour consulter la liste de leur annonces postés.</text:p>
      <text:p text:style-name="P1"/>
      <text:p text:style-name="P9">L'administrateur a accès à ce menu qui comporte alors toutes les annonces du site.</text:p>
      <text:p text:style-name="P1"/>
      <text:p text:style-name="P1">A coté de chaques annonces,se trouve les boutons <text:span text:style-name="T2">"Modifier"</text:span> et <text:span text:style-name="T2">"Supprimer".</text:span></text:p>
      <text:p text:style-name="P5"/>
      <text:p text:style-name="P3">Si le professionel clique sur "modifier" un menu s'affiche avec les mêmes champs que la création d'annonces et le professionels peut modifier chaque informations indépendament des autres.</text:p>
      <text:p text:style-name="P3"/>
      <text:p text:style-name="P1">-Le titre de l'annonce</text:p>
      <text:p text:style-name="P1">-Le descriptif de l'annonce</text:p>
      <text:p text:style-name="P1">-L'auteur de l'annonce</text:p>
      <text:p text:style-name="P1">-Le prix.</text:p>
      <text:p text:style-name="P3">-La date de l'annonce</text:p>
      <text:p text:style-name="P3">-Le type d'animal</text:p>
      <text:p text:style-name="P3">-La race de l'animal</text:p>
      <text:p text:style-name="P3">-La date de naissance de l'animal</text:p>
      <text:p text:style-name="P3">-Le sexe de l'animal</text:p>
      <text:p text:style-name="P3">-Si l'animal est tatoué</text:p>
      <text:p text:style-name="P3">-Si l'animal est pucé.</text:p>
      <text:p text:style-name="P3">-Si l'animal est stérilisé</text:p>
      <text:p text:style-name="P3"/>
      <text:p text:style-name="P3">Une fois la modification de son annonces terminée, le professionel clique sur <text:span text:style-name="T2">"Valider les modifications"</text:span>en bas du formulaire.</text:p>
      <text:p text:style-name="P1"/>
      <text:p text:style-name="P1">Si la modification ou la suppression d'annonce est un succès un message s'affiche pour informer l'utilisateur.</text:p>
      <text:p text:style-name="P1">Si la modification ou la suppression d'annonce est un échec un message s'affiche pour informer l'utilisateur lui indiquant pourquoi.</text:p>
      <text:p text:style-name="P1"/>
      <text:p text:style-name="P1"/>
      <text:p text:style-name="P1"><text:span text:style-name="T4">F9-Gestion compte pro:</text:span> Les professionels peuvent modifier les informations relatives à leur compte (motdepasse,adresse mail etc...) ou supprimer leur compte.</text:p>
      <text:p text:style-name="P1"/>
      <text:p text:style-name="P9">L'administrateur à accès à ce menu via un bouton "Modifier un compte"</text:p>
      <text:p text:style-name="P9">Un formulaire s'affiche et lui demande alors de saisir l'identifiant du compte qu'il souhaite modifier"</text:p>
      <text:p text:style-name="P1"/>
      <text:p text:style-name="P1">Un bloc s'affiche alors avec les informations modifiables.</text:p>
      <text:p text:style-name="P1"/>
      <text:p text:style-name="P1">-motdepasse : <text:span text:style-name="T2">son motdepasse</text:span> (taille max 32, obligatoire)</text:p>
      <text:p text:style-name="P1">-Nom: <text:span text:style-name="T2">son nom</text:span> (alphabétique, taille max 32, obligatoire)</text:p>
      <text:p text:style-name="P1">-Prénom: <text:span text:style-name="T2">son prénom</text:span>(alphabétique, taille max 32, obligatoire)</text:p>
      <text:p text:style-name="P1">-numéro de téléphone: <text:span text:style-name="T2">son numéro de téléphone</text:span>(numérique, taille max 10, facultatif)</text:p>
      <text:p text:style-name="P1">-adresse MAIL: <text:span text:style-name="T2">son adresse mail</text:span>(alphanumérique, facultatif)</text:p>
      <text:p text:style-name="P1">-adresse POSTALE: s<text:span text:style-name="T2">on adresse postale</text:span>(alphanumérique, facultatif)</text:p>
      <text:p text:style-name="P1"/>
      <text:p text:style-name="P1">à coté de chaque champ se trouve un bouton <text:span text:style-name="T2">"modifier"</text:span> permettant au professionel de modifier un champ précis.</text:p>
      <text:p text:style-name="P1">En bas du formulaire se trouves deux boutons<text:span text:style-name="T2"> "Annuler"</text:span> et <text:span text:style-name="T2">"Valider les modifations"</text:span></text:p>
      <text:p text:style-name="P1">Une fois les modifications effectuées, le professionel doit cliquer sur un bouton "Valider les modifications"</text:p>
      <text:p text:style-name="P1">en bas du formulaire.</text:p>
      <text:p text:style-name="P1"><text:soft-page-break/></text:p>
      <text:p text:style-name="P1">Il y a aussi un bouton <text:span text:style-name="T2">"supprimer mon compte" </text:span><text:span text:style-name="T1">qui apres une boite de dialogue de confirmation,supprime définitivement le compte.</text:span></text:p>
      <text:p text:style-name="P1"/>
      <text:p text:style-name="P1">Si il ne souhaite pas appliquer les modifications, le professionel clique sur le bouton <text:span text:style-name="T2">"Annuler"</text:span> et est redirigé vers la page d'acceuil du site.</text:p>
      <text:p text:style-name="P1"/>
      <text:p text:style-name="P1">Si la modification de compte est un succès un message s'affiche pour informer l'utilisateur.</text:p>
      <text:p text:style-name="P1">Si la modification de compte est un échec un message s'affiche pour informer l'utilisateur lui indiquant pourquoi.</text:p>
      <text:p text:style-name="P1"/>
      <text:p text:style-name="P1"><text:span text:style-name="T4">F10-Création compte pro:</text:span> Les administrateurs peuvent créer des compte pro. Si un professionel souhaite être inscrit pour poster des annonces, il doit contacter un administrateur.</text:p>
      <text:p text:style-name="P1"/>
      <text:p text:style-name="P1">L'administrateur à donc accès à un menu <text:span text:style-name="T2">"créer compte pro"</text:span><text:span text:style-name="T1"> qui possèdent les même champs que la création d'un compte client (voir F1).</text:span></text:p>
      <text:p text:style-name="P3"/>
      <text:p text:style-name="P1"><text:span text:style-name="T1">Lorqu'il a renseigné tous les champs, l'administrateur clique sur </text:span><text:span text:style-name="T2">"Valider l'inscription".</text:span></text:p>
      <text:p text:style-name="P1">Si la création de compte est un succès un message s'affiche pour informer l'administrateur.</text:p>
      <text:p text:style-name="P3">Si la création de compte est un échec un message s'affiche pour informer l'administrateur lui indiquant pourquoi.</text:p>
      <text:p text:style-name="P1"/>
      <text:p text:style-name="P1"><text:span text:style-name="T4">F11-Historique:</text:span><text:span text:style-name="T1"> Les administrateurs peuvent consulter un historique des comptes(créés/modifiés/supprimés), des annonces (créées, modifiées, suprrimées) et des commandes passées.</text:span></text:p>
      <text:p text:style-name="P3">L'administrateur clique sur un bouton "historique" et un nouveau menu s'affiche.</text:p>
      <text:p text:style-name="P3">Dans ce menu est affiché un tableau avec les informations suivantes:</text:p>
      <text:p text:style-name="P3"/>
      <text:p text:style-name="P3">-type d'opération(création/modification/suppression compte ou annonces,commande passée/livré)</text:p>
      <text:p text:style-name="P3">-date d'opération</text:p>
      <text:p text:style-name="P3">-auteur de l'opération(pseudo)</text:p>
      <text:p text:style-name="P3"/>
      <text:p text:style-name="P3">Un bouton <text:span text:style-name="T2">"effacer l'historique"</text:span> permet à l'administrateur de supprimer toutes les lignes du tableau.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44M24S</meta:editing-duration>
    <meta:editing-cycles>62</meta:editing-cycles>
    <meta:generator>OpenOffice/4.1.1$Win32 OpenOffice.org_project/411m6$Build-9775</meta:generator>
    <dc:date>2015-05-11T13:33:28.47</dc:date>
    <meta:document-statistic meta:table-count="1" meta:image-count="0" meta:object-count="0" meta:page-count="6" meta:paragraph-count="218" meta:word-count="1687" meta:character-count="11278"/>
    <meta:user-defined meta:name="Info 1"/>
    <meta:user-defined meta:name="Info 2"/>
    <meta:user-defined meta:name="Info 3"/>
    <meta:user-defined meta:name="Info 4"/>
  </office:meta>
</office:document-meta>
</file>